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3cm" fo:min-width="1.727cm"/>
    </style:style>
    <style:style style:name="gr2" style:family="graphic" style:parent-style-name="objectwithoutfill">
      <style:graphic-properties draw:stroke="dash" draw:stroke-dash="Fine_20_Dashed" svg:stroke-width="0.05cm" svg:stroke-color="#ff3333" draw:marker-start="Arrow" draw:marker-start-width="0.3cm" draw:marker-start-center="true" draw:marker-end="" draw:marker-end-width="0.3cm" draw:marker-end-center="true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381cm" svg:height="1.587cm" svg:x="3.475cm" svg:y="7.002cm">
          <text:p text:style-name="P1"><text:span text:style-name="T1">p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381cm" svg:height="1.587cm" svg:x="9.194cm" svg:y="7.005cm">
          <text:p text:style-name="P1"><text:span text:style-name="T1">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s" svg:x1="9.194cm" svg:y1="7.798cm" svg:x2="5.856cm" svg:y2="7.795cm" draw:start-shape="id1" draw:start-glue-point="3" draw:end-shape="id2" draw:end-glue-point="1" svg:d="M9194 7798h-502l-2335-3h-501" svg:viewBox="0 0 3339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6-01-05T00:14:55.008554749</meta:creation-date>
    <dc:date>2016-12-05T14:26:56.468154987</dc:date>
    <dc:creator>James Shubin</dc:creator>
    <meta:editing-duration>PT1H20M37S</meta:editing-duration>
    <meta:editing-cycles>16</meta:editing-cycles>
    <meta:generator>LibreOffice/5.0.6.2$Linux_X86_64 LibreOffice_project/00$Build-2</meta:generator>
    <meta:document-statistic meta:object-count="3"/>
  </office:meta>
</office:document-meta>
</file>